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cc0000" style:text-position=""/>
    </style:style>
    <style:style style:name="ce10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style:text-position="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800000" fo:font-weight="bold" style:font-weight-asian="bold" style:font-weight-complex="bold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ext-properties fo:color="#cc0000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les.sto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3"><text:span text:style-name="T2">Time between using consecutive magical powers = magic_spell_time</text:span></text:p>
              <text:p text:style-name="P3"><text:span text:style-name="T2">Impact of the magical power on oponent = magic_impact_time</text:span></text:p>
              <text:p text:style-name="P3"><text:span text:style-name="T2"/></text:p>
              <text:p text:style-name="P3"><text:span text:style-name="T2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4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Phase – 2 </text:p>
          </table:table-cell>
          <table:table-cell table:style-name="ce12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2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2.338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2" office:value-type="string" calcext:value-type="string">
            <text:p><text:span text:style-name="T3">Phase</text:span> – 3</text:p>
          </table:table-cell>
          <table:table-cell table:style-name="ce12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:41:20.01195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00:41:46.488599805</dc:date>
    <meta:editing-duration>PT18H47M59S</meta:editing-duration>
    <meta:editing-cycles>153</meta:editing-cycles>
    <meta:generator>LibreOffice/4.2.6.3$Linux_X86_64 LibreOffice_project/420m0$Build-3</meta:generator>
    <meta:document-statistic meta:table-count="3" meta:cell-count="159" meta:object-count="0"/>
  </office:meta>
</office:document-meta>
</file>